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ff00"/>
      <style:text-properties fo:color="#ff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ffffa6"/>
      <style:text-properties fo:color="#ff0000" fo:font-weight="bold" style:font-weight-asian="bold" style:font-weight-complex="bold"/>
    </style:style>
    <style:style style:name="ce4" style:family="table-cell" style:parent-style-name="Default" style:data-style-name="N11"/>
    <style:style style:name="ce20" style:family="table-cell" style:parent-style-name="Default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3"/>
          <table:table-cell table:style-name="ce15" office:value-type="string" calcext:value-type="string">
            <text:p>GOOD</text:p>
          </table:table-cell>
          <table:table-cell office:value-type="string" calcext:value-type="string">
            <text:p>0-2</text:p>
          </table:table-cell>
          <table:table-cell table:style-name="ce7" office:value-type="string" calcext:value-type="string">
            <text:p>GO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style-name="ce8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*0.7</text:p>
          </table:table-cell>
          <table:table-cell office:value-type="string" calcext:value-type="string">
            <text:p>*0.6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4h-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osion</text:p>
          </table:table-cell>
          <table:table-cell table:number-columns-repeated="8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8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table:number-columns-repeated="4" office:value-type="float" office:value="100000" calcext:value-type="float">
            <text:p>1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8" office:value-type="string" calcext:value-type="string">
            <text:p>*0.55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L3 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4"/>
          <table:table-cell office:value-type="string" calcext:value-type="string">
            <text:p>SCRIPT 1</text:p>
          </table:table-cell>
          <table:table-cell office:value-type="string" calcext:value-type="string">
            <text:p>SCRIPT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style-name="ce8"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table:style-name="ce6" office:value-type="string" calcext:value-type="string">
            <text:p>T11</text:p>
          </table:table-cell>
          <table:table-cell table:style-name="ce8" office:value-type="string" calcext:value-type="string">
            <text:p>T12</text:p>
          </table:table-cell>
          <table:table-cell table:style-name="ce8" office:value-type="string" calcext:value-type="string">
            <text:p>T13</text:p>
          </table:table-cell>
          <table:table-cell table:style-name="ce2"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table:style-name="ce6" office:value-type="string" calcext:value-type="string">
            <text:p>T20</text:p>
          </table:table-cell>
          <table:table-cell table:style-name="ce6" office:value-type="string" calcext:value-type="string">
            <text:p>T21</text:p>
          </table:table-cell>
          <table:table-cell table:style-name="ce6" office:value-type="string" calcext:value-type="string">
            <text:p>T22</text:p>
          </table:table-cell>
          <table:table-cell table:style-name="ce2" office:value-type="string" calcext:value-type="string">
            <text:p>T23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8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number-columns-repeated="3" table:style-name="ce6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8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8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3" table:style-name="ce6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9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0" calcext:value-type="float">
            <text:p>2000</text:p>
          </table:table-cell>
          <table:table-cell table:number-columns-repeated="2" table:style-name="ce8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50000" calcext:value-type="float">
            <text:p>50000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2" table:style-name="ce6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/>
          <table:table-cell table:style-name="ce9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8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2" table:style-name="ce8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6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ridge_dilate_radius_vox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_branch_dist_um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2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/>
        </table:table-row>
        <table:table-row table:style-name="ro1">
          <table:table-cell office:value-type="string" calcext:value-type="string">
            <text:p>dir_steps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6" calcext:value-type="float">
            <text:p>6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crossing_dilate_vox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0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table:style-name="ce14"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table:style-name="ce6"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gap_um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/>
          <table:table-cell table:style-name="ce2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_branch_dist_um</text:p>
          </table:table-cell>
          <table:table-cell table:number-columns-repeated="4"/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_steps</text:p>
          </table:table-cell>
          <table:table-cell table:number-columns-repeated="4"/>
          <table:table-cell table:number-columns-repeated="4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ing_dilate_vox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6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4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8" office:value-type="float" office:value="0.001" calcext:value-type="float">
            <text:p>0.001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8" office:value-type="float" office:value="0.4" calcext:value-type="float">
            <text:p>0.4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8" office:value-type="float" office:value="2000" calcext:value-type="float">
            <text:p>2000</text:p>
          </table:table-cell>
          <table:table-cell table:style-name="ce14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8" office:value-type="float" office:value="2.5" calcext:value-type="float">
            <text:p>2.5</text:p>
          </table:table-cell>
          <table:table-cell table:style-name="ce14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4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14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2.5" calcext:value-type="float">
            <text:p>2.5</text:p>
          </table:table-cell>
          <table:table-cell table:style-name="ce14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5"/>
        <table:table-column table:style-name="co1" table:default-cell-style-name="ce20"/>
        <table:table-column table:style-name="co1" table:default-cell-style-name="Default"/>
        <table:table-row table:style-name="ro1">
          <table:table-cell office:value-type="string" calcext:value-type="string">
            <text:p>0-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25</text:p>
          </table:table-cell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8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8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8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intensity_min_frac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default_thresh_block_size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5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efault_thresh_offset_std_mult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table:number-columns-repeated="5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inary_fill_holes binary_closing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nary_fill_holes binary_OPENING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0:12:42.41797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04:37.985727400</meta:creation-date>
    <dc:date>2026-02-17T16:20:32.965673600</dc:date>
    <meta:editing-duration>P5DT7H45M36S</meta:editing-duration>
    <meta:editing-cycles>81</meta:editing-cycles>
    <meta:generator>LibreOffice/25.8.4.2$Windows_X86_64 LibreOffice_project/290daaa01b999472f0c7a3890eb6a550fd74c6df</meta:generator>
    <meta:document-statistic meta:table-count="2" meta:cell-count="827" meta:object-count="0"/>
  </office:meta>
</office:document-meta>
</file>